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482cm" fo:margin-left="-0.363cm" fo:margin-top="0cm" fo:margin-bottom="0cm" table:align="left" style:writing-mode="lr-tb"/>
    </style:style>
    <style:style style:name="Table2.A" style:family="table-column">
      <style:table-column-properties style:column-width="0.854cm"/>
    </style:style>
    <style:style style:name="Table2.B" style:family="table-column">
      <style:table-column-properties style:column-width="6.886cm"/>
    </style:style>
    <style:style style:name="Table2.C" style:family="table-column">
      <style:table-column-properties style:column-width="2.503cm"/>
    </style:style>
    <style:style style:name="Table2.D" style:family="table-column">
      <style:table-column-properties style:column-width="6.239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fo:background-color="transparent" style:font-name-asian="Times New Roman1" style:font-size-asian="8pt" style:font-style-asian="normal" style:font-weight-asian="normal" style:font-name-complex="Times New Roman1" style:font-size-complex="8pt"/>
    </style:style>
    <style:style style:name="P4" style:family="paragraph" style:parent-style-name="Frame_20_contents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</style:style>
    <style:style style:name="P5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1.251cm" style:auto-text-indent="false"/>
    </style:style>
    <style:style style:name="P6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P7" style:family="paragraph" style:parent-style-name="Frame_20_contents">
      <style:paragraph-properties fo:margin-left="0cm" fo:margin-right="0cm" fo:margin-top="0cm" fo:margin-bottom="0cm" style:contextual-spacing="false" fo:line-height="0.635cm" fo:text-align="justify" style:justify-single-word="false" fo:text-indent="1.251cm" style:auto-text-indent="false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9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10" style:family="paragraph" style:parent-style-name="normal">
      <style:paragraph-properties fo:margin-left="0cm" fo:margin-right="0cm" fo:margin-top="0cm" fo:margin-bottom="0cm" style:contextual-spacing="false" fo:line-height="100%" fo:orphans="0" fo:widows="0" fo:text-indent="0cm" style:auto-text-indent="false"/>
    </style:style>
    <style:style style:name="P11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 fo:break-before="auto" fo:break-after="auto">
        <style:tab-stops>
          <style:tab-stop style:position="18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5" style:family="paragraph" style:parent-style-name="normal">
      <style:paragraph-properties fo:margin-left="0cm" fo:margin-right="0cm" fo:text-indent="0cm" style:auto-text-indent="false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362a3" officeooo:paragraph-rsid="0008ba66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ba66"/>
    </style:style>
    <style:style style:name="P18" style:family="paragraph" style:parent-style-name="normal">
      <style:paragraph-properties fo:margin-left="0cm" fo:margin-right="0cm" fo:text-align="center" style:justify-single-word="false" fo:text-indent="0cm" style:auto-text-indent="false"/>
    </style:style>
    <style:style style:name="P19" style:family="paragraph" style:parent-style-name="normal">
      <style:paragraph-properties fo:margin-left="9.001cm" fo:margin-right="0cm" fo:text-align="end" style:justify-single-word="false" fo:text-indent="0cm" style:auto-text-indent="false"/>
    </style:style>
    <style:style style:name="P20" style:family="paragraph" style:parent-style-name="normal">
      <style:paragraph-properties fo:margin-left="3.022cm" fo:margin-right="0cm" fo:text-indent="0cm" style:auto-text-indent="false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/>
      <style:text-properties fo:color="#000000" loext:opacity="100%"/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/>
      <style:text-properties fo:color="#000000" loext:opacity="100%"/>
    </style:style>
    <style:style style:name="P23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color="#000000" loext:opacity="100%" fo:font-weight="bold" style:font-weight-asian="bold"/>
    </style:style>
    <style:style style:name="P24" style:family="paragraph" style:parent-style-name="normal">
      <style:text-properties fo:color="#000000" loext:opacity="100%"/>
    </style:style>
    <style:style style:name="P25" style:family="paragraph" style:parent-style-name="normal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26" style:family="paragraph" style:parent-style-name="normal">
      <loext:graphic-properties draw:fill="none" draw:fill-color="#ffffff"/>
      <style:paragraph-properties fo:margin-left="0cm" fo:margin-right="0cm" fo:margin-top="0.423cm" fo:margin-bottom="0.212cm" style:contextual-spacing="false" fo:line-height="100%" fo:text-align="center" style:justify-single-word="false" fo:keep-together="auto" fo:orphans="2" fo:widows="2" fo:text-indent="0cm" style:auto-text-indent="false" fo:break-before="page" fo:background-color="transparent" fo:padding="0cm" fo:border="none" style:shadow="none" fo:keep-with-next="auto" style:join-border="false"/>
      <style:text-properties fo:font-variant="small-caps" fo:color="#000000" loext:opacity="100%" style:text-line-through-style="none" style:text-line-through-type="none" style:text-position="0% 100%" style:font-name="Times New Roman" fo:font-size="14pt" fo:font-style="normal" style:text-underline-style="none" fo:font-weight="bold" officeooo:rsid="0016d902" officeooo:paragraph-rsid="0016d902" fo:background-color="transparent" style:font-name-asian="Times New Roman1" style:font-size-asian="14pt" style:font-style-asian="normal" style:font-weight-asian="bold" style:font-name-complex="Times New Roman1" style:font-size-complex="14pt"/>
    </style:style>
    <style:style style:name="P27" style:family="paragraph" style:parent-style-name="Frame_20_contents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</style:style>
    <style:style style:name="P28" style:family="paragraph" style:parent-style-name="Heading_20_1" style:master-page-name="First_20_Page">
      <style:paragraph-properties style:page-number="1"/>
    </style:style>
    <style:style style:name="P29" style:family="paragraph" style:parent-style-name="Heading_20_1" style:list-style-name="WWNum2">
      <style:paragraph-properties fo:margin-left="0.762cm" fo:margin-right="0cm" fo:text-indent="-0.762cm" style:auto-text-indent="false"/>
    </style:style>
    <style:style style:name="P30" style:family="paragraph" style:parent-style-name="Heading_20_1" style:list-style-name="WWNum2">
      <style:paragraph-properties fo:margin-left="0cm" fo:margin-right="0cm" fo:text-indent="0cm" style:auto-text-indent="false"/>
    </style:style>
    <style:style style:name="P31" style:family="paragraph" style:parent-style-name="Heading_20_2" style:list-style-name="WWNum2">
      <style:paragraph-properties fo:margin-left="0cm" fo:margin-right="0cm" fo:text-indent="1.251cm" style:auto-text-indent="false"/>
      <style:text-properties fo:font-weight="normal" style:font-weight-asian="normal"/>
    </style:style>
    <style:style style:name="P32" style:family="paragraph" style:parent-style-name="Heading_20_2" style:list-style-name="WWNum2">
      <style:paragraph-properties fo:margin-left="0cm" fo:margin-right="0cm" fo:text-indent="1.235cm" style:auto-text-indent="false" fo:keep-with-next="auto"/>
      <style:text-properties fo:font-weight="normal" style:font-weight-asian="normal"/>
    </style:style>
    <style:style style:name="P33" style:family="paragraph" style:parent-style-name="Heading_20_3" style:list-style-name="WWNum2">
      <style:paragraph-properties fo:margin-left="0cm" fo:margin-right="0cm" fo:text-indent="1.251cm" style:auto-text-indent="false"/>
      <style:text-properties fo:font-style="normal" style:font-style-asian="normal"/>
    </style:style>
    <style:style style:name="P34" style:family="paragraph" style:parent-style-name="Heading_20_3" style:list-style-name="WWNum2">
      <style:paragraph-properties fo:margin-left="2.501cm" fo:margin-right="0cm" fo:text-indent="1.251cm" style:auto-text-indent="false"/>
      <style:text-properties fo:font-style="normal" style:font-style-asian="normal"/>
    </style:style>
    <style:style style:name="P35" style:family="paragraph" style:parent-style-name="normal" style:list-style-name="WWNum1">
      <loext:graphic-properties draw:fill="none" draw:fill-color="#ffffff"/>
      <style:paragraph-properties fo:margin-left="2cm" fo:margin-right="0cm" fo:margin-top="0cm" fo:margin-bottom="0cm" style:contextual-spacing="false" fo:line-height="150%" fo:text-align="justify" style:justify-single-word="false" fo:keep-together="auto" fo:orphans="2" fo:widows="2" fo:text-indent="-0.75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6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7" style:family="paragraph" style:parent-style-name="normal" style:list-style-name="WWNum1">
      <loext:graphic-properties draw:fill="none" draw:fill-color="#ffffff"/>
      <style:paragraph-properties fo:margin-left="2cm" fo:margin-right="0cm" fo:margin-top="0cm" fo:margin-bottom="0cm" style:contextual-spacing="false" fo:line-height="150%" fo:text-align="justify" style:justify-single-word="false" fo:keep-together="auto" fo:orphans="2" fo:widows="2" fo:text-indent="-0.75cm" style:auto-text-indent="false" fo:break-before="auto" fo:break-after="auto" fo:background-color="transparent" fo:padding="0cm" fo:border="none" style:shadow="none" fo:keep-with-next="auto" style:join-border="false"/>
    </style:style>
    <style:style style:name="P38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</style:style>
    <style:style style:name="P3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color="#000000" loext:opacity="100%"/>
    </style:style>
    <style:style style:name="T4" style:family="text">
      <style:text-properties fo:color="#000000" loext:opacity="100%" officeooo:rsid="000d7303"/>
    </style:style>
    <style:style style:name="T5" style:family="text">
      <style:text-properties fo:color="#000000" loext:opacity="100%" officeooo:rsid="00192f8c"/>
    </style:style>
    <style:style style:name="T6" style:family="text">
      <style:text-properties fo:color="#ff0000" loext:opacity="100%"/>
    </style:style>
    <style:style style:name="T7" style:family="text">
      <style:text-properties officeooo:rsid="0008321a"/>
    </style:style>
    <style:style style:name="T8" style:family="text">
      <style:text-properties officeooo:rsid="002362a3"/>
    </style:style>
    <style:style style:name="T9" style:family="text">
      <style:text-properties officeooo:rsid="000f898c"/>
    </style:style>
    <style:style style:name="T10" style:family="text">
      <style:text-properties officeooo:rsid="00112093"/>
    </style:style>
    <style:style style:name="T11" style:family="text">
      <style:text-properties officeooo:rsid="0011eb92"/>
    </style:style>
    <style:style style:name="T12" style:family="text">
      <style:text-properties officeooo:rsid="001bd777"/>
    </style:style>
    <style:style style:name="T13" style:family="text">
      <style:text-properties officeooo:rsid="00275520"/>
    </style:style>
    <style:style style:name="T14" style:family="text">
      <style:text-properties officeooo:rsid="002b8459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5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ДОДАТОК <text:span text:style-name="T14">А</text:span></text:p>
      <text:p text:style-name="normal"/>
      <text:p text:style-name="P18">Факультет інформатики та обчислювальної техніки </text:p>
      <text:p text:style-name="P18">Кафедра інформатики та програмної інженерії </text:p>
      <text:p text:style-name="P18"/>
      <text:p text:style-name="P19">“ЗАТВЕРДЖЕНО”</text:p>
      <text:p text:style-name="P19">Керівник роботи </text:p>
      <text:p text:style-name="P19">Світлана ПОПЕРЕШНЯК</text:p>
      <text:p text:style-name="P19">“12” жовтня 2023 р.</text:p>
      <text:p text:style-name="P18"/>
      <text:p text:style-name="P18"/>
      <text:p text:style-name="P18"/>
      <text:p text:style-name="P18"/>
      <text:p text:style-name="P23">Файлова система з консольним інтерфейсом</text:p>
      <text:p text:style-name="P25">Технічне завдання </text:p>
      <text:p text:style-name="P18"><text:span text:style-name="T3">КПІ.ІП-</text:span>1123<text:span text:style-name="T3">.045440.0</text:span><text:span text:style-name="T5">2</text:span><text:span text:style-name="T3">.91</text:span></text:p>
      <text:p text:style-name="P18"/>
      <text:p text:style-name="P18"/>
      <text:p text:style-name="P18"/>
      <text:p text:style-name="P18"/>
      <text:p text:style-name="P18"/>
      <text:p text:style-name="P17">“ПОГОДЖЕНО” </text:p>
      <text:p text:style-name="P17">Керівник роботи:</text:p>
      <text:p text:style-name="P17"><text:span text:style-name="T12">Світлана </text:span><text:span text:style-name="T8">ПОПЕРЕШНЯК</text:span></text:p>
      <text:p text:style-name="P17"/>
      <text:p text:style-name="P16">Консультант:<text:tab/><text:tab/><text:tab/><text:tab/><text:tab/><text:tab/><text:tab/><text:span text:style-name="T7">Виконавець:</text:span></text:p>
      <text:p text:style-name="P16"><text:span text:style-name="T12">Максим </text:span>ГОЛОВЧЕНКО<text:tab/><text:tab/><text:tab/><text:tab/><text:tab/><text:span text:style-name="T12">Сергій </text:span><text:span text:style-name="T7">П</text:span>АНЧЕНКО</text:p>
      <text:p text:style-name="P18"/>
      <text:p text:style-name="P18"/>
      <text:p text:style-name="P18"/>
      <text:p text:style-name="P18"/>
      <text:p text:style-name="P18"><text:bookmark text:name="_gjdgxs"/>Київ – 2023</text:p>
      <text:p text:style-name="P26">ЗМІСТ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2"><text:a xlink:type="simple" xlink:href="#__RefHeading___Toc15228_3648594721" text:style-name="Index_20_Link" text:visited-style-name="Index_20_Link">1 Найменування та галузь застосування<text:tab/>3</text:a></text:p>
          <text:p text:style-name="P11"><text:a xlink:type="simple" xlink:href="#__RefHeading___Toc15240_3648594721" text:style-name="Index_20_Link" text:visited-style-name="Index_20_Link">2 Підстава для розробки<text:tab/>4</text:a></text:p>
          <text:p text:style-name="P11"><text:a xlink:type="simple" xlink:href="#__RefHeading___Toc15238_3648594721" text:style-name="Index_20_Link" text:visited-style-name="Index_20_Link">3 Призначення розробки<text:tab/>5</text:a></text:p>
          <text:p text:style-name="P11"><text:a xlink:type="simple" xlink:href="#__RefHeading___Toc15236_3648594721" text:style-name="Index_20_Link" text:visited-style-name="Index_20_Link">4 Вимоги до програмного забезпечення<text:tab/>6</text:a></text:p>
          <text:p text:style-name="P13"><text:a xlink:type="simple" xlink:href="#__RefHeading___Toc15242_3648594721" text:style-name="Index_20_Link" text:visited-style-name="Index_20_Link">4.1 Вимоги до функціональних характеристик<text:tab/>6</text:a></text:p>
          <text:p text:style-name="P14"><text:a xlink:type="simple" xlink:href="#__RefHeading___Toc15262_3648594721" text:style-name="Index_20_Link" text:visited-style-name="Index_20_Link">4.1.1 Користувацького інтерфейсу<text:tab/>6</text:a></text:p>
          <text:p text:style-name="P13"><text:a xlink:type="simple" xlink:href="#__RefHeading___Toc15260_3648594721" text:style-name="Index_20_Link" text:visited-style-name="Index_20_Link">4.2 Вимоги до надійності<text:tab/>6</text:a></text:p>
          <text:p text:style-name="P13"><text:a xlink:type="simple" xlink:href="#__RefHeading___Toc15258_3648594721" text:style-name="Index_20_Link" text:visited-style-name="Index_20_Link">4.3 Умови експлуатації<text:tab/>6</text:a></text:p>
          <text:p text:style-name="P14"><text:a xlink:type="simple" xlink:href="#__RefHeading___Toc15276_3648594721" text:style-name="Index_20_Link" text:visited-style-name="Index_20_Link">4.3.1 Вид обслуговування<text:tab/>6</text:a></text:p>
          <text:p text:style-name="P14"><text:a xlink:type="simple" xlink:href="#__RefHeading___Toc15274_3648594721" text:style-name="Index_20_Link" text:visited-style-name="Index_20_Link">4.3.2 Обслуговуючий персонал<text:tab/>6</text:a></text:p>
          <text:p text:style-name="P13"><text:a xlink:type="simple" xlink:href="#__RefHeading___Toc15256_3648594721" text:style-name="Index_20_Link" text:visited-style-name="Index_20_Link">4.4 Вимоги до складу і параметрів технічних засобів<text:tab/>7</text:a></text:p>
          <text:p text:style-name="P13"><text:a xlink:type="simple" xlink:href="#__RefHeading___Toc15254_3648594721" text:style-name="Index_20_Link" text:visited-style-name="Index_20_Link">4.5 Вимоги до інформаційної та програмної сумісності<text:tab/>7</text:a></text:p>
          <text:p text:style-name="P14"><text:a xlink:type="simple" xlink:href="#__RefHeading___Toc15272_3648594721" text:style-name="Index_20_Link" text:visited-style-name="Index_20_Link">4.5.1 Вимоги до вхідних даних<text:tab/>7</text:a></text:p>
          <text:p text:style-name="P14"><text:a xlink:type="simple" xlink:href="#__RefHeading___Toc15270_3648594721" text:style-name="Index_20_Link" text:visited-style-name="Index_20_Link">4.5.2 Вимоги до вихідних даних<text:tab/>7</text:a></text:p>
          <text:p text:style-name="P14"><text:a xlink:type="simple" xlink:href="#__RefHeading___Toc15268_3648594721" text:style-name="Index_20_Link" text:visited-style-name="Index_20_Link">4.5.3 Вимоги до мови розробки<text:tab/>7</text:a></text:p>
          <text:p text:style-name="P14"><text:a xlink:type="simple" xlink:href="#__RefHeading___Toc15266_3648594721" text:style-name="Index_20_Link" text:visited-style-name="Index_20_Link">4.5.4 Вимоги до середовища розробки<text:tab/>8</text:a></text:p>
          <text:p text:style-name="P14"><text:a xlink:type="simple" xlink:href="#__RefHeading___Toc15264_3648594721" text:style-name="Index_20_Link" text:visited-style-name="Index_20_Link">4.5.5 Вимоги до представленню вихідних кодів<text:tab/>8</text:a></text:p>
          <text:p text:style-name="P13"><text:a xlink:type="simple" xlink:href="#__RefHeading___Toc15252_3648594721" text:style-name="Index_20_Link" text:visited-style-name="Index_20_Link">4.6 Вимоги до маркування та пакування<text:tab/>8</text:a></text:p>
          <text:p text:style-name="P13"><text:a xlink:type="simple" xlink:href="#__RefHeading___Toc15250_3648594721" text:style-name="Index_20_Link" text:visited-style-name="Index_20_Link">4.7 Вимоги до транспортування та зберігання<text:tab/>8</text:a></text:p>
          <text:p text:style-name="P13"><text:a xlink:type="simple" xlink:href="#__RefHeading___Toc15248_3648594721" text:style-name="Index_20_Link" text:visited-style-name="Index_20_Link">4.8 Спеціальні вимоги<text:tab/>8</text:a></text:p>
          <text:p text:style-name="P11"><text:a xlink:type="simple" xlink:href="#__RefHeading___Toc15234_3648594721" text:style-name="Index_20_Link" text:visited-style-name="Index_20_Link">5 Вимоги до програмної документації<text:tab/>9</text:a></text:p>
          <text:p text:style-name="P13"><text:a xlink:type="simple" xlink:href="#__RefHeading___Toc15246_3648594721" text:style-name="Index_20_Link" text:visited-style-name="Index_20_Link">5.1 Попередній склад програмної документації<text:tab/>9</text:a></text:p>
          <text:p text:style-name="P13"><text:a xlink:type="simple" xlink:href="#__RefHeading___Toc15244_3648594721" text:style-name="Index_20_Link" text:visited-style-name="Index_20_Link">5.2 Спеціальні вимоги до програмної документації<text:tab/>9</text:a></text:p>
          <text:p text:style-name="P11"><text:a xlink:type="simple" xlink:href="#__RefHeading___Toc15232_3648594721" text:style-name="Index_20_Link" text:visited-style-name="Index_20_Link">6 Стадії і етапи розробки<text:tab/>10</text:a></text:p>
          <text:p text:style-name="P11"><text:a xlink:type="simple" xlink:href="#__RefHeading___Toc15230_3648594721" text:style-name="Index_20_Link" text:visited-style-name="Index_20_Link">7 Порядок контролю та приймання<text:tab/>11</text:a></text:p>
        </text:index-body>
      </text:table-of-content>
      <text:p text:style-name="P15"/>
      <text:list xml:id="list2303410165" text:style-name="WWNum2">
        <text:list-item>
          <text:p text:style-name="P29"><text:bookmark-start text:name="__RefHeading___Toc15228_3648594721"/><text:bookmark text:name="_30j0zll"/>Н<text:span text:style-name="T9">айменування та галузь застосування</text:span><text:bookmark-end text:name="__RefHeading___Toc15228_3648594721"/></text:p>
        </text:list-item>
      </text:list>
      <text:p text:style-name="normal">Назва розробки: <text:span text:style-name="T3">Файлова система з консольним інтерфейсом</text:span>. </text:p>
      <text:p text:style-name="normal">Галузь застосування: </text:p>
      <text:p text:style-name="normal">Наведене технічне завдання поширюється на розробку файлової системи з консольним інтерфейсом<text:span text:style-name="T6"> </text:span><text:span text:style-name="T4">CppFuse</text:span>, котре використовується для контролю та обробки даних на комп’ютері та призначена для <text:span text:style-name="T3">операційни</text:span>х<text:span text:style-name="T3"> систем сімейства Unix</text:span>.</text:p>
      <text:list xml:id="list223747344864406" text:continue-numbering="true" text:style-name="WWNum2">
        <text:list-item>
          <text:p text:style-name="P30"><text:bookmark-start text:name="__RefHeading___Toc15240_3648594721"/><text:bookmark text:name="_1fob9te"/>П<text:span text:style-name="T10">ідстава для розробки</text:span><text:bookmark-end text:name="__RefHeading___Toc15240_3648594721"/></text:p>
        </text:list-item>
      </text:list>
      <text:p text:style-name="normal">Підставою для розробки <text:span text:style-name="T3">файлової системи з консольним інтерфейсом</text:span> є завдання на курсову роботу, затверджене кафедрою інформатики та програмної інженерії Національного технічного університету України «Київський політехнічний інститут імені Ігоря Сікорського».</text:p>
      <text:list xml:id="list223746554343131" text:continue-numbering="true" text:style-name="WWNum2">
        <text:list-item>
          <text:p text:style-name="P29"><text:bookmark-start text:name="__RefHeading___Toc15238_3648594721"/><text:bookmark text:name="_3znysh7"/>П<text:span text:style-name="T10">ризначення розробки</text:span><text:bookmark-end text:name="__RefHeading___Toc15238_3648594721"/></text:p>
        </text:list-item>
      </text:list>
      <text:p text:style-name="normal">Розробка призначена для обробки та збереження даних на операційних системах <text:span text:style-name="T3">сімейства Unix.</text:span></text:p>
      <text:p text:style-name="normal">Метою розробки є пришвидшення обробки файлів за допомогою кастомізації операцій файлової системи.</text:p>
      <text:list xml:id="list223746927949955" text:continue-numbering="true" text:style-name="WWNum2">
        <text:list-item>
          <text:p text:style-name="P29"><text:bookmark-start text:name="__RefHeading___Toc15236_3648594721"/><text:bookmark text:name="_2et92p0"/>В<text:span text:style-name="T10">имоги до програмного забезпечення</text:span><text:bookmark-end text:name="__RefHeading___Toc15236_3648594721"/></text:p>
          <text:list>
            <text:list-item>
              <text:p text:style-name="P31"><text:bookmark-start text:name="__RefHeading___Toc15242_3648594721"/><text:bookmark text:name="_tyjcwt"/>Вимоги до функціональних характеристик<text:bookmark-end text:name="__RefHeading___Toc15242_3648594721"/></text:p>
            </text:list-item>
          </text:list>
        </text:list-item>
      </text:list>
      <text:p text:style-name="normal">Програмне забезпечення повинно забезпечувати виконання наступних основних функції:</text:p>
      <text:list xml:id="list223745683103713" text:continue-numbering="true" text:style-name="WWNum2">
        <text:list-item>
          <text:list>
            <text:list-item>
              <text:list>
                <text:list-item>
                  <text:p text:style-name="P33"><text:bookmark-start text:name="__RefHeading___Toc15262_3648594721"/><text:bookmark text:name="_3dy6vkm"/>Користувацького інтерфейсу<text:bookmark-end text:name="__RefHeading___Toc15262_3648594721"/></text:p>
                </text:list-item>
              </text:list>
            </text:list-item>
          </text:list>
        </text:list-item>
      </text:list>
      <text:p text:style-name="P20">Кастомізувати нативні Unix-команди для файлових систем:</text:p>
      <text:list xml:id="list1830095811" text:style-name="WWNum1">
        <text:list-item>
          <text:p text:style-name="P37">в<text:span text:style-name="T2">зяття файлових атрибутів (getattr);</text:span></text:p>
        </text:list-item>
        <text:list-item>
          <text:p text:style-name="P37">з<text:span text:style-name="T2">читування посилань(readlink);</text:span></text:p>
        </text:list-item>
        <text:list-item>
          <text:p text:style-name="P35">створення файла(mknod);</text:p>
        </text:list-item>
        <text:list-item>
          <text:p text:style-name="P35">створення папок(mkdir);</text:p>
        </text:list-item>
        <text:list-item>
          <text:p text:style-name="P35">видалення посилань(unlink);</text:p>
        </text:list-item>
        <text:list-item>
          <text:p text:style-name="P35">видалення папок, посилань, файлів(rmdir);</text:p>
        </text:list-item>
        <text:list-item>
          <text:p text:style-name="P35">створення soft-посилань(symlink);</text:p>
        </text:list-item>
        <text:list-item>
          <text:p text:style-name="P35">зміна дозволів файла(chmod);</text:p>
        </text:list-item>
        <text:list-item>
          <text:p text:style-name="P35">зчитування файла(read);</text:p>
        </text:list-item>
        <text:list-item>
          <text:p text:style-name="P35">редагування файла(write);</text:p>
        </text:list-item>
        <text:list-item>
          <text:p text:style-name="P37"><text:span text:style-name="T2">зчитування папки(readdir)</text:span>.</text:p>
        </text:list-item>
      </text:list>
      <text:list xml:id="list223747275348102" text:continue-list="list223745683103713" text:style-name="WWNum2">
        <text:list-item>
          <text:list>
            <text:list-item>
              <text:p text:style-name="P31"><text:bookmark-start text:name="__RefHeading___Toc15260_3648594721"/><text:bookmark text:name="_1t3h5sf"/>Вимоги до надійності<text:bookmark-end text:name="__RefHeading___Toc15260_3648594721"/></text:p>
            </text:list-item>
          </text:list>
        </text:list-item>
      </text:list>
      <text:p text:style-name="normal">Передбачити контроль введення інформації та захист від некоректних дій користувача. </text:p>
      <text:list xml:id="list223745531934096" text:continue-numbering="true" text:style-name="WWNum2">
        <text:list-item>
          <text:list>
            <text:list-item>
              <text:p text:style-name="P31"><text:bookmark-start text:name="__RefHeading___Toc15258_3648594721"/><text:bookmark text:name="_4d34og8"/>Умови експлуатації<text:bookmark-end text:name="__RefHeading___Toc15258_3648594721"/></text:p>
            </text:list-item>
          </text:list>
        </text:list-item>
      </text:list>
      <text:p text:style-name="normal">Умови експлуатації згідно СанПін 2.2.2.542 – 96.</text:p>
      <text:list xml:id="list223745603553435" text:continue-numbering="true" text:style-name="WWNum2">
        <text:list-item>
          <text:list>
            <text:list-item>
              <text:list>
                <text:list-item>
                  <text:p text:style-name="P34"><text:bookmark-start text:name="__RefHeading___Toc15276_3648594721"/><text:bookmark text:name="_2s8eyo1"/>Вид обслуговування<text:bookmark-end text:name="__RefHeading___Toc15276_3648594721"/></text:p>
                </text:list-item>
              </text:list>
            </text:list-item>
          </text:list>
        </text:list-item>
      </text:list>
      <text:p text:style-name="P24">Вимоги до виду обслуговування не висуваються.</text:p>
      <text:list xml:id="list223745600077228" text:continue-numbering="true" text:style-name="WWNum2">
        <text:list-item>
          <text:list>
            <text:list-item>
              <text:list>
                <text:list-item>
                  <text:p text:style-name="P34"><text:bookmark-start text:name="__RefHeading___Toc15274_3648594721"/><text:bookmark text:name="_17dp8vu"/>Обслуговуючий персонал<text:bookmark-end text:name="__RefHeading___Toc15274_3648594721"/></text:p>
                </text:list-item>
              </text:list>
            </text:list-item>
          </text:list>
        </text:list-item>
      </text:list>
      <text:p text:style-name="P24">Вимоги до обслуговуючого персоналу не висуваються.</text:p>
      <text:list xml:id="list223747454452392" text:continue-numbering="true" text:style-name="WWNum2">
        <text:list-item>
          <text:list>
            <text:list-item>
              <text:p text:style-name="P31"><text:bookmark-start text:name="__RefHeading___Toc15256_3648594721"/><text:bookmark text:name="_3rdcrjn"/><text:soft-page-break/>Вимоги до складу і параметрів технічних засобів<text:bookmark-end text:name="__RefHeading___Toc15256_3648594721"/></text:p>
            </text:list-item>
          </text:list>
        </text:list-item>
      </text:list>
      <text:p text:style-name="P24">Програмне забезпечення повинно функціонувати на IBM-сумісних персональних комп‘ютерах.</text:p>
      <text:p text:style-name="normal">Мінімальна конфігурація технічних засобів:</text:p>
      <text:list xml:id="list223747640142423" text:continue-list="list1830095811" text:style-name="WWNum1">
        <text:list-item>
          <text:p text:style-name="P35">тип процесору: AMD® Ryzen 5 5500u with radeon graphics × 12;</text:p>
        </text:list-item>
        <text:list-item>
          <text:p text:style-name="P35">об‘єм ОЗП: 4 Гб;</text:p>
        </text:list-item>
        <text:list-item>
          <text:p text:style-name="P35">тип відеокарти: RENOIR (renoir, LLVM 15.0.7, DRM 3.49, 6.2.0-33-generic);</text:p>
        </text:list-item>
        <text:list-item>
          <text:p text:style-name="P35">назва операційної системи: Ubuntu 20.04.3 LTS</text:p>
        </text:list-item>
        <text:list-item>
          <text:p text:style-name="P35">тип операційної системи: 64-бітна</text:p>
        </text:list-item>
      </text:list>
      <text:p text:style-name="normal">Рекомендована конфігурація технічних засобів:</text:p>
      <text:list xml:id="list223746182970406" text:continue-numbering="true" text:style-name="WWNum1">
        <text:list-item>
          <text:p text:style-name="P35">тип процесору: AMD® Ryzen 5 5500u with radeon graphics × 12;</text:p>
        </text:list-item>
        <text:list-item>
          <text:p text:style-name="P35">об‘єм ОЗП: 8 Гб;</text:p>
        </text:list-item>
        <text:list-item>
          <text:p text:style-name="P35">тип відеокарти: RENOIR (renoir, LLVM 15.0.7, DRM 3.49, 6.2.0-33-generic);</text:p>
        </text:list-item>
        <text:list-item>
          <text:p text:style-name="P35">назва операційної системи: Ubuntu 20.04.3 LTS</text:p>
        </text:list-item>
        <text:list-item>
          <text:p text:style-name="P35">тип операційної системи: 64-бітна</text:p>
        </text:list-item>
      </text:list>
      <text:list xml:id="list223745579406062" text:continue-list="list223747454452392" text:style-name="WWNum2">
        <text:list-item>
          <text:list>
            <text:list-item>
              <text:p text:style-name="P31"><text:bookmark-start text:name="__RefHeading___Toc15254_3648594721"/><text:bookmark text:name="_26in1rg"/>Вимоги до інформаційної та програмної сумісності<text:bookmark-end text:name="__RefHeading___Toc15254_3648594721"/></text:p>
            </text:list-item>
          </text:list>
        </text:list-item>
      </text:list>
      <text:p text:style-name="P24">Програмне забезпечення повинно працювати під управлінням операційних систем сімейства Unix.</text:p>
      <text:list xml:id="list223747415553157" text:continue-numbering="true" text:style-name="WWNum2">
        <text:list-item>
          <text:list>
            <text:list-item>
              <text:list>
                <text:list-item>
                  <text:p text:style-name="P33"><text:bookmark-start text:name="__RefHeading___Toc15272_3648594721"/><text:bookmark text:name="_lnxbz9"/>Вимоги до вхідних даних<text:bookmark-end text:name="__RefHeading___Toc15272_3648594721"/></text:p>
                </text:list-item>
              </text:list>
            </text:list-item>
          </text:list>
        </text:list-item>
      </text:list>
      <text:p text:style-name="normal">Вхідні дані повинні бути представлені в наступному форматі: <text:span text:style-name="T3">файлів, посилань, папок, над якими будуть виконуватися операції файлової системи.</text:span></text:p>
      <text:list xml:id="list223746336222320" text:continue-numbering="true" text:style-name="WWNum2">
        <text:list-item>
          <text:list>
            <text:list-item>
              <text:list>
                <text:list-item>
                  <text:p text:style-name="P33"><text:bookmark-start text:name="__RefHeading___Toc15270_3648594721"/><text:bookmark text:name="_35nkun2"/>Вимоги до вихідних даних<text:bookmark-end text:name="__RefHeading___Toc15270_3648594721"/></text:p>
                </text:list-item>
              </text:list>
            </text:list-item>
          </text:list>
        </text:list-item>
      </text:list>
      <text:p text:style-name="P20">Вимоги не висувається.</text:p>
      <text:list xml:id="list223746951861097" text:continue-numbering="true" text:style-name="WWNum2">
        <text:list-item>
          <text:list>
            <text:list-item>
              <text:list>
                <text:list-item>
                  <text:p text:style-name="P33"><text:bookmark-start text:name="__RefHeading___Toc15268_3648594721"/><text:bookmark text:name="_1ksv4uv"/>Вимоги до мови розробки<text:bookmark-end text:name="__RefHeading___Toc15268_3648594721"/></text:p>
                </text:list-item>
              </text:list>
            </text:list-item>
          </text:list>
        </text:list-item>
      </text:list>
      <text:p text:style-name="normal">Розробку виконати на мові програмування С\С++.</text:p>
      <text:list xml:id="list223745653443412" text:continue-numbering="true" text:style-name="WWNum2">
        <text:list-item>
          <text:list>
            <text:list-item>
              <text:list>
                <text:list-item>
                  <text:p text:style-name="P33"><text:bookmark-start text:name="__RefHeading___Toc15266_3648594721"/><text:bookmark text:name="_44sinio"/><text:soft-page-break/>Вимоги до середовища розробки<text:bookmark-end text:name="__RefHeading___Toc15266_3648594721"/></text:p>
                </text:list-item>
              </text:list>
            </text:list-item>
          </text:list>
        </text:list-item>
      </text:list>
      <text:p text:style-name="normal">Розробку виконати на платформі <text:span text:style-name="T3">Ubuntu 22.04 .3 LTS з допомогою середовища розробки Clion.</text:span></text:p>
      <text:list xml:id="list223746847245406" text:continue-numbering="true" text:style-name="WWNum2">
        <text:list-item>
          <text:list>
            <text:list-item>
              <text:list>
                <text:list-item>
                  <text:p text:style-name="P33"><text:bookmark-start text:name="__RefHeading___Toc15264_3648594721"/><text:bookmark text:name="_2jxsxqh"/>Вимоги до представленню вихідних кодів <text:bookmark-end text:name="__RefHeading___Toc15264_3648594721"/></text:p>
                </text:list-item>
              </text:list>
            </text:list-item>
          </text:list>
        </text:list-item>
      </text:list>
      <text:p text:style-name="normal">Вихідний код програми має бути представлений у вигляді С\C++-header- та -source-файлів <text:s/>із використання системи збірки Cmake та Shell-скриптів.</text:p>
      <text:list xml:id="list223746382138884" text:continue-numbering="true" text:style-name="WWNum2">
        <text:list-item>
          <text:list>
            <text:list-item>
              <text:p text:style-name="P31"><text:bookmark-start text:name="__RefHeading___Toc15252_3648594721"/><text:bookmark text:name="_z337ya"/>Вимоги до маркування та пакування<text:bookmark-end text:name="__RefHeading___Toc15252_3648594721"/></text:p>
            </text:list-item>
          </text:list>
        </text:list-item>
      </text:list>
      <text:p text:style-name="normal">Вимоги до маркування та пакування не висуваються.</text:p>
      <text:list xml:id="list223747122427738" text:continue-numbering="true" text:style-name="WWNum2">
        <text:list-item>
          <text:list>
            <text:list-item>
              <text:p text:style-name="P31"><text:bookmark-start text:name="__RefHeading___Toc15250_3648594721"/><text:bookmark text:name="_3j2qqm3"/>Вимоги до транспортування та зберігання<text:bookmark-end text:name="__RefHeading___Toc15250_3648594721"/></text:p>
            </text:list-item>
          </text:list>
        </text:list-item>
      </text:list>
      <text:p text:style-name="normal">Вимоги до транспортування та зберігання не висуваються.</text:p>
      <text:list xml:id="list223747293428646" text:continue-numbering="true" text:style-name="WWNum2">
        <text:list-item>
          <text:list>
            <text:list-item>
              <text:p text:style-name="P31"><text:bookmark-start text:name="__RefHeading___Toc15248_3648594721"/><text:bookmark text:name="_1y810tw"/>Спеціальні вимоги<text:bookmark-end text:name="__RefHeading___Toc15248_3648594721"/></text:p>
            </text:list-item>
          </text:list>
        </text:list-item>
      </text:list>
      <text:p text:style-name="normal">Налаштовувати<text:span text:style-name="T3"> Cmake-файл для збірки бінарного файлу із програмою.</text:span></text:p>
      <text:list xml:id="list223746737385044" text:continue-numbering="true" text:style-name="WWNum2">
        <text:list-item>
          <text:p text:style-name="P29"><text:bookmark-start text:name="__RefHeading___Toc15234_3648594721"/><text:bookmark text:name="_4i7ojhp"/>В<text:span text:style-name="T11">имоги до програмної документації</text:span><text:bookmark-end text:name="__RefHeading___Toc15234_3648594721"/></text:p>
          <text:list>
            <text:list-item>
              <text:p text:style-name="P32"><text:bookmark-start text:name="__RefHeading___Toc15246_3648594721"/><text:bookmark text:name="_2xcytpi"/>Попередній склад програмної документації<text:bookmark-end text:name="__RefHeading___Toc15246_3648594721"/></text:p>
            </text:list-item>
          </text:list>
        </text:list-item>
      </text:list>
      <text:p text:style-name="normal">У склад супроводжувальної документації повинні входити наступні документи на аркушах формату А4:</text:p>
      <text:list xml:id="list223746295973305" text:continue-list="list223746182970406" text:style-name="WWNum1">
        <text:list-item>
          <text:p text:style-name="P35">пояснювальна записка;</text:p>
        </text:list-item>
        <text:list-item>
          <text:p text:style-name="P35">технічне завдання;</text:p>
        </text:list-item>
        <text:list-item>
          <text:p text:style-name="P35">керівництво користувача;</text:p>
        </text:list-item>
        <text:list-item>
          <text:p text:style-name="P35">програма та методика тестування;</text:p>
        </text:list-item>
        <text:list-item>
          <text:p text:style-name="P35">текст програми.</text:p>
        </text:list-item>
      </text:list>
      <text:p text:style-name="normal">Графічна частина повинна бути виконана на аркушах формату А3 та містити наступні документи:</text:p>
      <text:list xml:id="list223746701858577" text:continue-numbering="true" text:style-name="WWNum1">
        <text:list-item>
          <text:p text:style-name="P36">схеми взаємодії об’єктів, об’єктна декомпозиція;</text:p>
        </text:list-item>
        <text:list-item>
          <text:p text:style-name="P38">схема структурна варіантів використання</text:p>
        </text:list-item>
        <text:list-item>
          <text:p text:style-name="P36">схема структурна класів програмного забезпечення;</text:p>
        </text:list-item>
      </text:list>
      <text:list xml:id="list223745656732919" text:continue-list="list223746737385044" text:style-name="WWNum2">
        <text:list-item>
          <text:list>
            <text:list-item>
              <text:p text:style-name="P32"><text:bookmark-start text:name="__RefHeading___Toc15244_3648594721"/><text:bookmark text:name="_1ci93xb"/>Спеціальні вимоги до програмної документації<text:bookmark-end text:name="__RefHeading___Toc15244_3648594721"/></text:p>
            </text:list-item>
          </text:list>
        </text:list-item>
      </text:list>
      <text:p text:style-name="normal"><text:bookmark text:name="_3whwml4"/>Програмні модулі, котрі розробляються, повинні бути задокументовані, тобто тексти програм повинні містити всі необхідні коментарі.</text:p>
      <text:list xml:id="list223747474392922" text:continue-numbering="true" text:style-name="WWNum2">
        <text:list-item>
          <text:p text:style-name="P29"><text:bookmark-start text:name="__RefHeading___Toc15232_3648594721"/><text:bookmark text:name="_2bn6wsx"/>С<text:span text:style-name="T11">тадії і етапи розробки</text:span><text:bookmark-end text:name="__RefHeading___Toc15232_3648594721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0">№</text:p>
          </table:table-cell>
          <table:table-cell table:style-name="Table2.A1" office:value-type="string">
            <text:p text:style-name="P9">Назва етапу</text:p>
          </table:table-cell>
          <table:table-cell table:style-name="Table2.A1" office:value-type="string">
            <text:p text:style-name="P9">Строк</text:p>
          </table:table-cell>
          <table:table-cell table:style-name="Table2.A1" office:value-type="string">
            <text:p text:style-name="P9">Звітність</text:p>
          </table:table-cell>
        </table:table-row>
        <table:table-row table:style-name="Table2.1">
          <table:table-cell table:style-name="Table2.A1" office:value-type="string">
            <text:p text:style-name="P10">1.</text:p>
          </table:table-cell>
          <table:table-cell table:style-name="Table2.A1" office:value-type="string">
            <text:p text:style-name="P21">Вивчення літератури за тематикою роботи</text:p>
          </table:table-cell>
          <table:table-cell table:style-name="Table2.A1" office:value-type="string">
            <text:p text:style-name="P22">6.10</text:p>
          </table:table-cell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10">2.</text:p>
          </table:table-cell>
          <table:table-cell table:style-name="Table2.A1" office:value-type="string">
            <text:p text:style-name="P21">Розробка технічного завдання</text:p>
          </table:table-cell>
          <table:table-cell table:style-name="Table2.A1" office:value-type="string">
            <text:p text:style-name="P22">7.10</text:p>
          </table:table-cell>
          <table:table-cell table:style-name="Table2.A1" office:value-type="string">
            <text:p text:style-name="P21">Технічне завдання</text:p>
          </table:table-cell>
        </table:table-row>
        <table:table-row table:style-name="Table2.1">
          <table:table-cell table:style-name="Table2.A1" office:value-type="string">
            <text:p text:style-name="P10">3.</text:p>
          </table:table-cell>
          <table:table-cell table:style-name="Table2.A1" office:value-type="string">
            <text:p text:style-name="P21">Аналіз вимог та уточнення специфікацій</text:p>
          </table:table-cell>
          <table:table-cell table:style-name="Table2.A1" office:value-type="string">
            <text:p text:style-name="P22">8.10</text:p>
          </table:table-cell>
          <table:table-cell table:style-name="Table2.A1" office:value-type="string">
            <text:p text:style-name="P21">Специфікації програмного забезпечення</text:p>
          </table:table-cell>
        </table:table-row>
        <table:table-row table:style-name="Table2.1">
          <table:table-cell table:style-name="Table2.A1" office:value-type="string">
            <text:p text:style-name="P10">4.</text:p>
          </table:table-cell>
          <table:table-cell table:style-name="Table2.A1" office:value-type="string">
            <text:p text:style-name="P21">Проектування структури програмного забезпечення, проектування компонентів</text:p>
          </table:table-cell>
          <table:table-cell table:style-name="Table2.A1" office:value-type="string">
            <text:p text:style-name="P22">8.10</text:p>
          </table:table-cell>
          <table:table-cell table:style-name="Table2.A1" office:value-type="string">
            <text:p text:style-name="P21">Схема структурна програмного забезпечення та специфікація компонентів (діаграма класів, схема алгоритму)</text:p>
          </table:table-cell>
        </table:table-row>
        <table:table-row table:style-name="Table2.1">
          <table:table-cell table:style-name="Table2.A1" office:value-type="string">
            <text:p text:style-name="P10">5.</text:p>
          </table:table-cell>
          <table:table-cell table:style-name="Table2.A1" office:value-type="string">
            <text:p text:style-name="P21">Програмна реалізація програмного забезпечення</text:p>
          </table:table-cell>
          <table:table-cell table:style-name="Table2.A1" office:value-type="string">
            <text:p text:style-name="P22">8.10</text:p>
          </table:table-cell>
          <table:table-cell table:style-name="Table2.A1" office:value-type="string">
            <text:p text:style-name="P21">Тексти програмного забезпечення</text:p>
          </table:table-cell>
        </table:table-row>
        <table:table-row table:style-name="Table2.1">
          <table:table-cell table:style-name="Table2.A1" office:value-type="string">
            <text:p text:style-name="P10">6.</text:p>
          </table:table-cell>
          <table:table-cell table:style-name="Table2.A1" office:value-type="string">
            <text:p text:style-name="P21">Тестування програмного забезпечення</text:p>
          </table:table-cell>
          <table:table-cell table:style-name="Table2.A1" office:value-type="string">
            <text:p text:style-name="P22">23.10</text:p>
          </table:table-cell>
          <table:table-cell table:style-name="Table2.A1" office:value-type="string">
            <text:p text:style-name="P21">Тести, результати тестування</text:p>
          </table:table-cell>
        </table:table-row>
        <table:table-row table:style-name="Table2.1">
          <table:table-cell table:style-name="Table2.A1" office:value-type="string">
            <text:p text:style-name="P10">7.</text:p>
          </table:table-cell>
          <table:table-cell table:style-name="Table2.A1" office:value-type="string">
            <text:p text:style-name="P21">Розробка матеріалів текстової частини роботи</text:p>
          </table:table-cell>
          <table:table-cell table:style-name="Table2.A1" office:value-type="string">
            <text:p text:style-name="P22">25.10</text:p>
          </table:table-cell>
          <table:table-cell table:style-name="Table2.A1" office:value-type="string">
            <text:p text:style-name="P21">Пояснювальна записка</text:p>
          </table:table-cell>
        </table:table-row>
        <table:table-row table:style-name="Table2.1">
          <table:table-cell table:style-name="Table2.A1" office:value-type="string">
            <text:p text:style-name="P10">8.</text:p>
          </table:table-cell>
          <table:table-cell table:style-name="Table2.A1" office:value-type="string">
            <text:p text:style-name="P21">Розробка матеріалів графічної частини роботи</text:p>
          </table:table-cell>
          <table:table-cell table:style-name="Table2.A1" office:value-type="string">
            <text:p text:style-name="P22">11.11</text:p>
          </table:table-cell>
          <table:table-cell table:style-name="Table2.A1" office:value-type="string">
            <text:p text:style-name="P21">Графічний матеріал проекту</text:p>
          </table:table-cell>
        </table:table-row>
        <table:table-row table:style-name="Table2.1">
          <table:table-cell table:style-name="Table2.A1" office:value-type="string">
            <text:p text:style-name="P10">9.</text:p>
          </table:table-cell>
          <table:table-cell table:style-name="Table2.A1" office:value-type="string">
            <text:p text:style-name="P21">Оформлення технічної документації роботи</text:p>
          </table:table-cell>
          <table:table-cell table:style-name="Table2.A1" office:value-type="string">
            <text:p text:style-name="P22">12.11</text:p>
          </table:table-cell>
          <table:table-cell table:style-name="Table2.A1" office:value-type="string">
            <text:p text:style-name="P21">Технічна документація</text:p>
          </table:table-cell>
        </table:table-row>
      </table:table>
      <text:p text:style-name="normal"/>
      <text:list xml:id="list223746395559719" text:continue-numbering="true" text:style-name="WWNum2">
        <text:list-item>
          <text:p text:style-name="P29"><text:bookmark-start text:name="__RefHeading___Toc15230_3648594721"/><text:bookmark text:name="_qsh70q"/>П<text:span text:style-name="T11">орядок контролю та приймання</text:span><text:bookmark-end text:name="__RefHeading___Toc15230_3648594721"/></text:p>
        </text:list-item>
      </text:list>
      <text:p text:style-name="normal">Тестування розробленого програмного продукту виконується відповідно до “Програми та методики тестування”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ymbols" svg:font-family="'Noto Sans Symbols'" style:font-family-generic="system" style:font-pitch="variable"/>
    <style:font-face style:name="Noto Sans Symbols1" svg:font-family="'Noto Sans Symbol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uk" fo:country="UA" style:letter-kerning="false" style:font-name-asian="Noto Serif CJK SC" style:font-size-asian="14pt" style:language-asian="zh" style:country-asian="CN" style:font-name-complex="Lohit Devanagari1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4pt" fo:language="uk" fo:country="UA" style:letter-kerning="fals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cm" fo:margin-right="0cm" fo:margin-top="0cm" fo:margin-bottom="0cm" style:contextual-spacing="false" fo:line-height="150%" fo:text-align="justify" style:justify-single-word="false" fo:orphans="2" fo:widows="2" fo:text-indent="1.251cm" style:auto-text-indent="false" style:writing-mode="lr-tb"/>
    </style:style>
    <style:style style:name="Heading_20_1" style:display-name="Heading 1" style:family="paragraph" style:parent-style-name="normal" style:next-style-name="normal" style:class="text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fo:break-before="page"/>
      <style:text-properties fo:text-transform="uppercase" fo:font-weight="bold" style:font-weight-asian="bold"/>
    </style:style>
    <style:style style:name="Heading_20_2" style:display-name="Heading 2" style:family="paragraph" style:parent-style-name="normal" style:next-style-name="normal" style:class="text">
      <style:paragraph-properties fo:margin-left="1.016cm" fo:margin-right="0cm" fo:margin-top="0.423cm" fo:margin-bottom="0.423cm" style:contextual-spacing="false" fo:line-height="100%" fo:text-indent="-1.016cm" style:auto-text-indent="false" fo:keep-with-next="always"/>
      <style:text-properties fo:font-weight="bold" style:font-weight-asian="bold"/>
    </style:style>
    <style:style style:name="Heading_20_3" style:display-name="Heading 3" style:family="paragraph" style:parent-style-name="normal" style:next-style-name="normal" style:class="text">
      <style:paragraph-properties fo:margin-left="3.022cm" fo:margin-right="0cm" fo:margin-top="0.423cm" fo:margin-bottom="0.423cm" style:contextual-spacing="false" fo:line-height="100%" fo:text-align="start" style:justify-single-word="false" fo:text-indent="-1.27cm" style:auto-text-indent="false" fo:keep-with-next="always"/>
      <style:text-properties fo:font-style="italic" style:font-style-asian="italic"/>
    </style:style>
    <style:style style:name="Heading_20_4" style:display-name="Heading 4" style:family="paragraph" style:parent-style-name="normal" style:next-style-name="normal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Calibri1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normal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normal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Title" style:family="paragraph" style:parent-style-name="normal" style:next-style-name="normal" style:class="chapter">
      <style:paragraph-properties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normal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/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/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'Noto Sans Symbols'" style:font-style-name="Regular" style:font-pitch="variable"/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'Noto Sans Symbols'" style:font-style-name="Regular" style:font-pitch="variable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'Noto Sans Symbols'" style:font-style-name="Regular" style:font-pitch="variable"/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'Noto Sans Symbols'" style:font-style-name="Regular" style:font-pitch="variable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'Noto Sans Symbols'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 style:parent-style-name="Frame_20_contents">
      <style:paragraph-properties fo:margin-left="0cm" fo:margin-right="0cm" fo:margin-top="0cm" fo:margin-bottom="0cm" style:contextual-spacing="false" fo:line-height="0.423cm" fo:text-align="justify" style:justify-single-word="false" fo:text-indent="1.251cm" style:auto-text-indent="false"/>
    </style:style>
    <style:style style:name="MP3" style:family="paragraph" style:parent-style-name="Frame_20_contents">
      <style:paragraph-properties fo:margin-left="0cm" fo:margin-right="0cm" fo:margin-top="0cm" fo:margin-bottom="0cm" style:contextual-spacing="false" fo:line-height="0.635cm" fo:text-align="justify" style:justify-single-word="false" fo:text-indent="1.251cm" style:auto-text-indent="false"/>
    </style:style>
    <style:style style:name="MP4" style:family="paragraph">
      <loext:graphic-properties draw:fill="none"/>
      <style:paragraph-properties fo:text-align="start"/>
      <style:text-properties fo:font-size="18pt"/>
    </style:style>
    <style:style style:name="MP5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1.251cm" style:auto-text-indent="false"/>
    </style:style>
    <style:style style:name="MP6" style:family="paragraph" style:parent-style-name="Frame_20_contents">
      <style:paragraph-properties fo:margin-left="0cm" fo:margin-right="0cm" fo:margin-top="0cm" fo:margin-bottom="0cm" style:contextual-spacing="false" fo:line-height="0.423cm" fo:text-align="center" style:justify-single-word="false" fo:text-indent="0cm" style:auto-text-indent="false"/>
    </style:style>
    <style:style style:name="MP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MP9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background-color="transparent" fo:padding="0cm" fo:border="none" style:shadow="none" fo:keep-with-next="auto" style:join-border="false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fo:background-color="transparent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 style:parent-style-name="Frame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 style:parent-style-name="Frame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char" draw:z-index="9" draw:name="Shape 3" draw:style-name="Mgr1" draw:text-style-name="MP4" svg:width="1.029cm" svg:height="0.528cm" svg:x="7.489cm" svg:y="27.69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9" draw:name="Shape 14" draw:style-name="Mgr2" draw:text-style-name="MP4" svg:width="1.53cm" svg:height="0.528cm" svg:x="5.988cm" svg:y="27.695cm"><text:p text:style-name="MP2"><text:span text:style-name="MT1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9" draw:name="Shape 12" draw:style-name="Mgr3" draw:text-style-name="MP4" svg:width="0.729cm" svg:height="0.526cm" svg:x="1.665cm" svg:y="27.503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9" draw:name="Shape 15" draw:style-name="Mgr3" draw:text-style-name="MP4" svg:width="0.729cm" svg:height="0.526cm" svg:x="1.983cm" svg:y="27.691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49" draw:name="Shape 4" draw:style-name="Mgr4" draw:text-style-name="MP4" svg:width="1.029cm" svg:height="0.526cm" svg:x="2.688cm" svg:y="27.691cm"><text:p text:style-name="MP6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7"><text:page-number text:select-page="current">11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8"><draw:custom-shape text:anchor-type="char" draw:z-index="50" draw:name="Shape 5" draw:style-name="Mgr5" draw:text-style-name="MP4" svg:width="0.528cm" svg:height="0.528cm" svg:x="15.49cm" svg:y="27.196cm"><text:p text:style-name="MP5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1" draw:name="Shape 13" draw:style-name="Mgr1" draw:text-style-name="MP4" svg:width="1.029cm" svg:height="0.528cm" svg:x="7.489cm" svg:y="28.183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2" draw:name="Shape 8" draw:style-name="Mgr3" draw:text-style-name="MP4" svg:width="0.729cm" svg:height="0.526cm" svg:x="1.986cm" svg:y="25.188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3" draw:name="Shape 2" draw:style-name="Mgr1" draw:text-style-name="MP4" svg:width="1.029cm" svg:height="0.528cm" svg:x="7.489cm" svg:y="28.69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4" draw:name="Shape 7" draw:style-name="Mgr1" draw:text-style-name="MP4" svg:width="1.029cm" svg:height="0.528cm" svg:x="7.489cm" svg:y="27.681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5" draw:name="Shape 10" draw:style-name="Mgr1" draw:text-style-name="MP4" svg:width="1.029cm" svg:height="0.528cm" svg:x="7.489cm" svg:y="27.187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6" draw:name="Shape 11" draw:style-name="Mgr3" draw:text-style-name="MP4" svg:width="0.729cm" svg:height="0.526cm" svg:x="1.986cm" svg:y="25.693cm"><text:p text:style-name="MP5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7" draw:name="Shape 6" draw:style-name="Mgr1" draw:text-style-name="MP4" svg:width="1.029cm" svg:height="0.528cm" svg:x="7.489cm" svg:y="26.688cm"><text:p text:style-name="MP2"/><text:p text:style-name="MP3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1T22:37:45.266511841</dc:date>
    <meta:editing-duration>PT7M57S</meta:editing-duration>
    <meta:editing-cycles>13</meta:editing-cycles>
    <meta:generator>LibreOffice/7.3.7.2$Linux_X86_64 LibreOffice_project/30$Build-2</meta:generator>
    <meta:document-statistic meta:table-count="1" meta:image-count="0" meta:object-count="0" meta:page-count="11" meta:paragraph-count="165" meta:word-count="840" meta:character-count="6302" meta:non-whitespace-character-count="5657"/>
  </office:meta>
</office:document-meta>
</file>